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end"/>
    </style:style>
    <style:style style:name="T2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TableColumn5" style:family="table-column">
      <style:table-column-properties style:column-width="0.4888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0.6138in" style:use-optimal-column-width="false"/>
    </style:style>
    <style:style style:name="TableColumn8" style:family="table-column">
      <style:table-column-properties style:column-width="0.5361in" style:use-optimal-column-width="false"/>
    </style:style>
    <style:style style:name="TableColumn9" style:family="table-column">
      <style:table-column-properties style:column-width="0.9118in" style:use-optimal-column-width="false"/>
    </style:style>
    <style:style style:name="TableColumn10" style:family="table-column">
      <style:table-column-properties style:column-width="0.8916in" style:use-optimal-column-width="false"/>
    </style:style>
    <style:style style:name="TableColumn11" style:family="table-column">
      <style:table-column-properties style:column-width="0.8854in" style:use-optimal-column-width="false"/>
    </style:style>
    <style:style style:name="TableColumn12" style:family="table-column">
      <style:table-column-properties style:column-width="1.0833in" style:use-optimal-column-width="false"/>
    </style:style>
    <style:style style:name="Table4" style:family="table">
      <style:table-properties style:width="6.5923in" fo:margin-left="0in" table:align="center"/>
    </style:style>
    <style:style style:name="TableRow13" style:family="table-row">
      <style:table-row-properties style:min-row-height="0.5909in" style:use-optimal-row-height="false" fo:keep-together="always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1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Row26" style:family="table-row">
      <style:table-row-properties style:min-row-height="0.75in" style:use-optimal-row-height="false"/>
    </style:style>
    <style:style style:name="P2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2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2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3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Row39" style:family="table-row">
      <style:table-row-properties style:min-row-height="0.5909in" style:use-optimal-row-height="false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56" style:family="table-row">
      <style:table-row-properties style:min-row-height="0.5909in" style:use-optimal-row-height="false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73" style:family="table-row">
      <style:table-row-properties style:min-row-height="0.5909in"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90" style:family="table-row">
      <style:table-row-properties style:min-row-height="0.5909in" style:use-optimal-row-height="false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07" style:family="table-row">
      <style:table-row-properties style:min-row-height="0.5909in" style:use-optimal-row-height="false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24" style:family="table-row">
      <style:table-row-properties style:min-row-height="0.5909in" style:use-optimal-row-height="false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41" style:family="table-row">
      <style:table-row-properties style:min-row-height="0.5909in" style:use-optimal-row-height="false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58" style:family="table-row">
      <style:table-row-properties style:min-row-height="0.5909in" style:use-optimal-row-height="false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75" style:family="table-row">
      <style:table-row-properties style:min-row-height="0.5909in" style:use-optimal-row-height="false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92" style:family="table-row">
      <style:table-row-properties style:min-row-height="0.5909in" style:use-optimal-row-height="false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09" style:family="table-row">
      <style:table-row-properties style:min-row-height="0.5909in" style:use-optimal-row-height="false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26" style:family="table-row">
      <style:table-row-properties style:min-row-height="0.5909in" style:use-optimal-row-height="false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43" style:family="table-row">
      <style:table-row-properties style:min-row-height="0.5909in" style:use-optimal-row-height="false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60" style:family="table-row">
      <style:table-row-properties style:min-row-height="0.5909in" style:use-optimal-row-height="false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77" style:family="table-row">
      <style:table-row-properties style:min-row-height="0.5909in" style:use-optimal-row-height="false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94" style:family="table-row">
      <style:table-row-properties style:min-row-height="0.5909in" style:use-optimal-row-height="false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11" style:family="table-row">
      <style:table-row-properties style:min-row-height="0.5909in" style:use-optimal-row-height="false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28" style:family="table-row">
      <style:table-row-properties style:min-row-height="0.5909in" style:use-optimal-row-height="false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45" style:family="table-row">
      <style:table-row-properties style:min-row-height="0.5909in" style:use-optimal-row-height="false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62" style:family="table-row">
      <style:table-row-properties style:min-row-height="0.5909in" style:use-optimal-row-height="false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79" style:family="table-row">
      <style:table-row-properties style:min-row-height="0.5909in" style:use-optimal-row-height="false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96" style:family="table-row">
      <style:table-row-properties style:min-row-height="0.5909in" style:use-optimal-row-height="false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13" style:family="table-row">
      <style:table-row-properties style:min-row-height="0.5909in" style:use-optimal-row-height="false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30" style:family="table-row">
      <style:table-row-properties style:min-row-height="0.5909in" style:use-optimal-row-height="false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47" style:family="table-row">
      <style:table-row-properties style:min-row-height="0.5909in" style:use-optimal-row-height="false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64" style:family="table-row">
      <style:table-row-properties style:min-row-height="0.5909in" style:use-optimal-row-height="false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81" style:family="table-row">
      <style:table-row-properties style:min-row-height="0.5909in" style:use-optimal-row-height="false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98" style:family="table-row">
      <style:table-row-properties style:min-row-height="0.5909in" style:use-optimal-row-height="false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515" style:family="table-row">
      <style:table-row-properties style:min-row-height="0.5909in" style:use-optimal-row-height="false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532" style:family="table-row">
      <style:table-row-properties style:min-row-height="0.5909in" style:use-optimal-row-height="false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Абзацсписка" style:list-style-name="LFO1" style:family="paragraph">
      <style:paragraph-properties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549" style:parent-style-name="Обычный" style:family="paragraph">
      <style:paragraph-properties fo:text-align="justify"/>
      <style:text-properties style:font-name="Times New Roman" fo:font-style="italic" style:font-style-asian="italic" fo:font-size="14pt" style:font-size-asian="14pt" style:font-size-complex="14pt"/>
    </style:style>
    <style:style style:name="P550" style:parent-style-name="Обычный" style:family="paragraph">
      <style:paragraph-properties fo:text-align="center"/>
    </style:style>
    <style:style style:name="T55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5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olumn554" style:family="table-column">
      <style:table-column-properties style:column-width="0.7298in"/>
    </style:style>
    <style:style style:name="TableColumn555" style:family="table-column">
      <style:table-column-properties style:column-width="0.6381in"/>
    </style:style>
    <style:style style:name="TableColumn556" style:family="table-column">
      <style:table-column-properties style:column-width="1.1354in"/>
    </style:style>
    <style:style style:name="TableColumn557" style:family="table-column">
      <style:table-column-properties style:column-width="1.0812in"/>
    </style:style>
    <style:style style:name="TableColumn558" style:family="table-column">
      <style:table-column-properties style:column-width="0.7659in"/>
    </style:style>
    <style:style style:name="TableColumn559" style:family="table-column">
      <style:table-column-properties style:column-width="1.0576in"/>
    </style:style>
    <style:style style:name="TableColumn560" style:family="table-column">
      <style:table-column-properties style:column-width="1.0812in"/>
    </style:style>
    <style:style style:name="Table553" style:family="table">
      <style:table-properties style:width="6.4895in" fo:margin-left="0in" table:align="left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568" style:family="table-row">
      <style:table-row-properties/>
    </style:style>
    <style:style style:name="P5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578" style:family="table-row">
      <style:table-row-properties/>
    </style:style>
    <style:style style:name="P5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58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5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635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636" style:parent-style-name="Обычный" style:family="paragraph">
      <style:paragraph-properties fo:text-align="center">
        <style:tab-stops>
          <style:tab-stop style:type="left" style:position="0.7708in"/>
        </style:tab-stops>
      </style:paragraph-properties>
    </style:style>
    <style:style style:name="T637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63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ableColumn641" style:family="table-column">
      <style:table-column-properties style:column-width="0.7208in"/>
    </style:style>
    <style:style style:name="TableColumn642" style:family="table-column">
      <style:table-column-properties style:column-width="0.7208in"/>
    </style:style>
    <style:style style:name="TableColumn643" style:family="table-column">
      <style:table-column-properties style:column-width="0.7208in"/>
    </style:style>
    <style:style style:name="TableColumn644" style:family="table-column">
      <style:table-column-properties style:column-width="0.7208in"/>
    </style:style>
    <style:style style:name="TableColumn645" style:family="table-column">
      <style:table-column-properties style:column-width="0.7208in"/>
    </style:style>
    <style:style style:name="TableColumn646" style:family="table-column">
      <style:table-column-properties style:column-width="0.7208in"/>
    </style:style>
    <style:style style:name="TableColumn647" style:family="table-column">
      <style:table-column-properties style:column-width="0.7215in"/>
    </style:style>
    <style:style style:name="TableColumn648" style:family="table-column">
      <style:table-column-properties style:column-width="0.7215in"/>
    </style:style>
    <style:style style:name="TableColumn649" style:family="table-column">
      <style:table-column-properties style:column-width="0.7215in"/>
    </style:style>
    <style:style style:name="Table640" style:family="table">
      <style:table-properties style:width="6.4895in" fo:margin-left="0in" table:align="lef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65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656" style:parent-style-name="Основнойшрифтабзаца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65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Row661" style:family="table-row">
      <style:table-row-properties/>
    </style:style>
    <style:style style:name="P66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66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697" style:family="table-row">
      <style:table-row-properties/>
    </style:style>
    <style:style style:name="TableCell698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4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8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1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1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1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16" style:family="table-row">
      <style:table-row-properties/>
    </style:style>
    <style:style style:name="TableCell71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3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35" style:family="table-row">
      <style:table-row-properties/>
    </style:style>
    <style:style style:name="TableCell73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3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5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5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54" style:family="table-row">
      <style:table-row-properties/>
    </style:style>
    <style:style style:name="TableCell75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5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7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7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73" style:family="table-row">
      <style:table-row-properties/>
    </style:style>
    <style:style style:name="TableCell77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9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9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92" style:family="table-row">
      <style:table-row-properties/>
    </style:style>
    <style:style style:name="TableCell79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1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811" style:family="table-row">
      <style:table-row-properties/>
    </style:style>
    <style:style style:name="TableCell81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830" style:family="table-row">
      <style:table-row-properties/>
    </style:style>
    <style:style style:name="TableCell8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3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3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3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4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4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P849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50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51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52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53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olumn855" style:family="table-column">
      <style:table-column-properties style:column-width="0.4284in"/>
    </style:style>
    <style:style style:name="TableColumn856" style:family="table-column">
      <style:table-column-properties style:column-width="2.6625in"/>
    </style:style>
    <style:style style:name="TableColumn857" style:family="table-column">
      <style:table-column-properties style:column-width="0.6527in"/>
    </style:style>
    <style:style style:name="TableColumn858" style:family="table-column">
      <style:table-column-properties style:column-width="0.4791in"/>
    </style:style>
    <style:style style:name="TableColumn859" style:family="table-column">
      <style:table-column-properties style:column-width="0.4791in"/>
    </style:style>
    <style:style style:name="TableColumn860" style:family="table-column">
      <style:table-column-properties style:column-width="0.4791in"/>
    </style:style>
    <style:style style:name="TableColumn861" style:family="table-column">
      <style:table-column-properties style:column-width="0.4784in"/>
    </style:style>
    <style:style style:name="TableColumn862" style:family="table-column">
      <style:table-column-properties style:column-width="0.5666in"/>
    </style:style>
    <style:style style:name="TableColumn863" style:family="table-column">
      <style:table-column-properties style:column-width="0.5659in"/>
    </style:style>
    <style:style style:name="Table854" style:family="table">
      <style:table-properties style:width="6.7923in" fo:margin-left="-0.102in" table:align="lef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867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86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873" style:family="table-row">
      <style:table-row-properties style:min-row-height="0.5472in" fo:keep-together="always"/>
    </style:style>
    <style:style style:name="P87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7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77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8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1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882" style:family="table-row">
      <style:table-row-properties style:min-row-height="1.5625in" fo:keep-together="always"/>
    </style:style>
    <style:style style:name="P88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8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7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8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9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9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1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9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3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9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5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90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90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959" style:family="table-row">
      <style:table-row-properties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Обычный" style:family="paragraph">
      <style:paragraph-properties fo:text-align="end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978" style:family="table-row">
      <style:table-row-properties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98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98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ableRow983" style:family="table-row">
      <style:table-row-properties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1021" style:family="table-row">
      <style:table-row-properties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Обычный" style:family="paragraph">
      <style:paragraph-properties fo:text-align="end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1059" style:family="table-row">
      <style:table-row-properties style:min-row-height="0.1562in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1078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1079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1080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082" style:family="table-column">
      <style:table-column-properties style:column-width="0.843in"/>
    </style:style>
    <style:style style:name="TableColumn1083" style:family="table-column">
      <style:table-column-properties style:column-width="2.7861in"/>
    </style:style>
    <style:style style:name="TableColumn1084" style:family="table-column">
      <style:table-column-properties style:column-width="3.6555in"/>
    </style:style>
    <style:style style:name="Table1081" style:family="table">
      <style:table-properties style:width="7.2847in" fo:margin-left="-0.4958in" table:align="left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1090" style:family="table-row">
      <style:table-row-properties style:min-row-height="0.9506in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095" style:parent-style-name="Основнойшрифтабзаца" style:family="text">
      <style:text-properties style:font-name="Times New Roman" style:font-name-asian="Times New Roman" fo:font-weight="bold" style:font-weight-asian="bold" fo:font-size="14pt" style:font-size-asian="14pt" style:font-size-complex="14pt" fo:language="en" fo:country="US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098" style:family="table-row">
      <style:table-row-properties style:min-row-height="0.8763in"/>
    </style:style>
    <style:style style:name="P10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0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Cell1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05" style:family="table-row">
      <style:table-row-properties style:min-row-height="0.9777in"/>
    </style:style>
    <style:style style:name="P110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0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12" style:parent-style-name="Основнойшрифтабзаца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ableRow1113" style:family="table-row">
      <style:table-row-properties style:min-row-height="0.743in"/>
    </style:style>
    <style:style style:name="P111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1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112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ableRow1121" style:family="table-row">
      <style:table-row-properties style:min-row-height="1.0763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28" style:family="table-row">
      <style:table-row-properties style:min-row-height="0.9354in"/>
    </style:style>
    <style:style style:name="P11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3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Cell1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35" style:family="table-row">
      <style:table-row-properties style:min-row-height="1.0756in"/>
    </style:style>
    <style:style style:name="P113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3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42" style:family="table-row">
      <style:table-row-properties style:min-row-height="1.4777in"/>
    </style:style>
    <style:style style:name="P114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P1148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Таблица 1</text:span></text:p>
      <text:p text:style-name="P3">Список оборудования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 table:number-rows-spanned="2">
              <text:p text:style-name="P15">№</text:p>
            </table:table-cell>
            <table:table-cell table:style-name="TableCell16" table:number-rows-spanned="2">
              <text:p text:style-name="P17">Наименование</text:p>
            </table:table-cell>
            <table:table-cell table:style-name="TableCell18" table:number-rows-spanned="2">
              <text:p text:style-name="P19">Код</text:p>
            </table:table-cell>
            <table:table-cell table:style-name="TableCell20" table:number-rows-spanned="2">
              <text:p text:style-name="P21">Завод изготовитель</text:p>
            </table:table-cell>
            <table:table-cell table:style-name="TableCell22" table:number-columns-spanned="2">
              <text:p text:style-name="P23">Дата</text:p>
            </table:table-cell>
            <table:covered-table-cell/>
            <table:table-cell table:style-name="TableCell24" table:number-columns-spanned="2">
              <text:p text:style-name="P25">Цена</text:p>
            </table:table-cell>
            <table:covered-table-cell/>
          </table:table-row>
          <table:table-row table:style-name="TableRow26">
            <table:covered-table-cell>
              <text:p text:style-name="P27"/>
            </table:covered-table-cell>
            <table:covered-table-cell>
              <text:p text:style-name="P28"/>
            </table:covered-table-cell>
            <table:covered-table-cell>
              <text:p text:style-name="P29"/>
            </table:covered-table-cell>
            <table:covered-table-cell>
              <text:p text:style-name="P30"/>
            </table:covered-table-cell>
            <table:table-cell table:style-name="TableCell31">
              <text:p text:style-name="P32">выпуска</text:p>
            </table:table-cell>
            <table:table-cell table:style-name="TableCell33">
              <text:p text:style-name="P34">продажи</text:p>
            </table:table-cell>
            <table:table-cell table:style-name="TableCell35">
              <text:p text:style-name="P36">оптовая</text:p>
            </table:table-cell>
            <table:table-cell table:style-name="TableCell37">
              <text:p text:style-name="P38">розничная</text:p>
            </table:table-cell>
          </table:table-row>
        </table:table-header-rows>
        <table:table-row table:style-name="TableRow39">
          <table:table-cell table:style-name="TableCell40">
            <text:list text:style-name="LFO1" text:continue-numbering="true">
              <text:list-item>
                <text:p text:style-name="P41"/>
              </text:list-item>
            </text:list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list text:style-name="LFO1" text:continue-numbering="true">
              <text:list-item>
                <text:p text:style-name="P58"/>
              </text:list-item>
            </text:list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list text:style-name="LFO1" text:continue-numbering="true">
              <text:list-item>
                <text:p text:style-name="P75"/>
              </text:list-item>
            </text:list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list text:style-name="LFO1" text:continue-numbering="true">
              <text:list-item>
                <text:p text:style-name="P92"/>
              </text:list-item>
            </text:list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list text:style-name="LFO1" text:continue-numbering="true">
              <text:list-item>
                <text:p text:style-name="P109"/>
              </text:list-item>
            </text:list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list text:style-name="LFO1" text:continue-numbering="true">
              <text:list-item>
                <text:p text:style-name="P126"/>
              </text:list-item>
            </text:list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list text:style-name="LFO1" text:continue-numbering="true">
              <text:list-item>
                <text:p text:style-name="P143"/>
              </text:list-item>
            </text:list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list text:style-name="LFO1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list text:style-name="LFO1" text:continue-numbering="true">
              <text:list-item>
                <text:p text:style-name="P177"/>
              </text:list-item>
            </text:list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list text:style-name="LFO1" text:continue-numbering="true">
              <text:list-item>
                <text:p text:style-name="P194"/>
              </text:list-item>
            </text:list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list text:style-name="LFO1" text:continue-numbering="true">
              <text:list-item>
                <text:p text:style-name="P211"/>
              </text:list-item>
            </text:list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list text:style-name="LFO1" text:continue-numbering="true">
              <text:list-item>
                <text:p text:style-name="P228"/>
              </text:list-item>
            </text:list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list text:style-name="LFO1" text:continue-numbering="true">
              <text:list-item>
                <text:p text:style-name="P245"/>
              </text:list-item>
            </text:list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list text:style-name="LFO1" text:continue-numbering="true">
              <text:list-item>
                <text:p text:style-name="P262"/>
              </text:list-item>
            </text:list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list text:style-name="LFO1" text:continue-numbering="true">
              <text:list-item>
                <text:p text:style-name="P279"/>
              </text:list-item>
            </text:list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list text:style-name="LFO1" text:continue-numbering="true">
              <text:list-item>
                <text:p text:style-name="P296"/>
              </text:list-item>
            </text:list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list text:style-name="LFO1" text:continue-numbering="true">
              <text:list-item>
                <text:p text:style-name="P313"/>
              </text:list-item>
            </text:list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list text:style-name="LFO1" text:continue-numbering="true">
              <text:list-item>
                <text:p text:style-name="P330"/>
              </text:list-item>
            </text:list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list text:style-name="LFO1" text:continue-numbering="true">
              <text:list-item>
                <text:p text:style-name="P347"/>
              </text:list-item>
            </text:list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list text:style-name="LFO1" text:continue-numbering="true">
              <text:list-item>
                <text:p text:style-name="P364"/>
              </text:list-item>
            </text:list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list text:style-name="LFO1" text:continue-numbering="true">
              <text:list-item>
                <text:p text:style-name="P381"/>
              </text:list-item>
            </text:list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list text:style-name="LFO1" text:continue-numbering="true">
              <text:list-item>
                <text:p text:style-name="P398"/>
              </text:list-item>
            </text:list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list text:style-name="LFO1" text:continue-numbering="true">
              <text:list-item>
                <text:p text:style-name="P415"/>
              </text:list-item>
            </text:list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list text:style-name="LFO1" text:continue-numbering="true">
              <text:list-item>
                <text:p text:style-name="P432"/>
              </text:list-item>
            </text:list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list text:style-name="LFO1" text:continue-numbering="true">
              <text:list-item>
                <text:p text:style-name="P449"/>
              </text:list-item>
            </text:list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list text:style-name="LFO1" text:continue-numbering="true">
              <text:list-item>
                <text:p text:style-name="P466"/>
              </text:list-item>
            </text:list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list text:style-name="LFO1" text:continue-numbering="true">
              <text:list-item>
                <text:p text:style-name="P483"/>
              </text:list-item>
            </text:list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list text:style-name="LFO1" text:continue-numbering="true">
              <text:list-item>
                <text:p text:style-name="P500"/>
              </text:list-item>
            </text:list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list text:style-name="LFO1" text:continue-numbering="true">
              <text:list-item>
                <text:p text:style-name="P517"/>
              </text:list-item>
            </text:list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list text:style-name="LFO1" text:continue-numbering="true">
              <text:list-item>
                <text:p text:style-name="P534"/>
              </text:list-item>
            </text:list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</table:table>
      <text:p text:style-name="P549"/>
      <text:p text:style-name="P550"><text:span text:style-name="T551">Численность населения</text:span><text:span text:style-name="T552"><text:tab/></text:span></text:p>
      <table:table table:style-name="Table553">
        <table:table-columns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 table:number-rows-spanned="3">
            <text:p text:style-name="P563">Город</text:p>
          </table:table-cell>
          <table:table-cell table:style-name="TableCell564" table:number-columns-spanned="3">
            <text:p text:style-name="P565">2021</text:p>
          </table:table-cell>
          <table:covered-table-cell/>
          <table:covered-table-cell/>
          <table:table-cell table:style-name="TableCell566" table:number-columns-spanned="3">
            <text:p text:style-name="P567">2022</text:p>
          </table:table-cell>
          <table:covered-table-cell/>
          <table:covered-table-cell/>
        </table:table-row>
        <table:table-row table:style-name="TableRow568">
          <table:covered-table-cell>
            <text:p text:style-name="P569"/>
          </table:covered-table-cell>
          <table:table-cell table:style-name="TableCell570" table:number-rows-spanned="2">
            <text:p text:style-name="P571">Всего</text:p>
          </table:table-cell>
          <table:table-cell table:style-name="TableCell572" table:number-columns-spanned="2">
            <text:p text:style-name="P573">В том числе</text:p>
          </table:table-cell>
          <table:covered-table-cell/>
          <table:table-cell table:style-name="TableCell574" table:number-rows-spanned="2">
            <text:p text:style-name="P575">Всего</text:p>
          </table:table-cell>
          <table:table-cell table:style-name="TableCell576" table:number-columns-spanned="2">
            <text:p text:style-name="P577">В том числе</text:p>
          </table:table-cell>
          <table:covered-table-cell/>
        </table:table-row>
        <table:table-row table:style-name="TableRow578">
          <table:covered-table-cell>
            <text:p text:style-name="P579"/>
          </table:covered-table-cell>
          <table:covered-table-cell>
            <text:p text:style-name="P580"/>
          </table:covered-table-cell>
          <table:table-cell table:style-name="TableCell581">
            <text:p text:style-name="P582">Мужчины</text:p>
          </table:table-cell>
          <table:table-cell table:style-name="TableCell583">
            <text:p text:style-name="P584">Женщины</text:p>
          </table:table-cell>
          <table:covered-table-cell>
            <text:p text:style-name="P585"/>
          </table:covered-table-cell>
          <table:table-cell table:style-name="TableCell586">
            <text:p text:style-name="P587">Мужчины</text:p>
          </table:table-cell>
          <table:table-cell table:style-name="TableCell588">
            <text:p text:style-name="P589">Женщины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</table:table>
      <text:p text:style-name="P635"/>
      <text:p text:style-name="P636"><text:span text:style-name="T637">Значения коэффициентов<text:s/></text:span><text:span text:style-name="T638">K</text:span><text:span text:style-name="T639">, для деталей ступенчатых валов</text:span></text:p>
      <table:table table:style-name="Table640">
        <table:table-columns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 table:number-rows-spanned="2">
            <text:p text:style-name="P652">Код</text:p>
          </table:table-cell>
          <table:table-cell table:style-name="TableCell653" table:number-rows-spanned="2">
            <text:p text:style-name="P654"><text:span text:style-name="T655">l/D</text:span><text:span text:style-name="T656">ср</text:span></text:p>
          </table:table-cell>
          <table:table-cell table:style-name="TableCell657" table:number-columns-spanned="7">
            <text:p text:style-name="P658"><text:span text:style-name="T659">Длина<text:s/></text:span><text:span text:style-name="T660">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1">
          <table:covered-table-cell>
            <text:p text:style-name="P662"/>
          </table:covered-table-cell>
          <table:covered-table-cell>
            <text:p text:style-name="P663"/>
          </table:covered-table-cell>
          <table:table-cell table:style-name="TableCell664">
            <text:p text:style-name="P665">100-200</text:p>
          </table:table-cell>
          <table:table-cell table:style-name="TableCell666">
            <text:p text:style-name="P667">201-300</text:p>
          </table:table-cell>
          <table:table-cell table:style-name="TableCell668">
            <text:p text:style-name="P669">301-400</text:p>
          </table:table-cell>
          <table:table-cell table:style-name="TableCell670">
            <text:p text:style-name="P671">401-500</text:p>
          </table:table-cell>
          <table:table-cell table:style-name="TableCell672">
            <text:p text:style-name="P673">501-600</text:p>
          </table:table-cell>
          <table:table-cell table:style-name="TableCell674">
            <text:p text:style-name="P675">601-700</text:p>
          </table:table-cell>
          <table:table-cell table:style-name="TableCell676">
            <text:p text:style-name="P677">701-800</text:p>
          </table:table-cell>
        </table:table-row>
        <table:table-row table:style-name="TableRow678">
          <table:table-cell table:style-name="TableCell679">
            <text:p text:style-name="P680">1</text:p>
          </table:table-cell>
          <table:table-cell table:style-name="TableCell681">
            <text:p text:style-name="P682">2</text:p>
          </table:table-cell>
          <table:table-cell table:style-name="TableCell683">
            <text:p text:style-name="P684">3</text:p>
          </table:table-cell>
          <table:table-cell table:style-name="TableCell685">
            <text:p text:style-name="P686">4</text:p>
          </table:table-cell>
          <table:table-cell table:style-name="TableCell687">
            <text:p text:style-name="P688">5</text:p>
          </table:table-cell>
          <table:table-cell table:style-name="TableCell689">
            <text:p text:style-name="P690">6</text:p>
          </table:table-cell>
          <table:table-cell table:style-name="TableCell691">
            <text:p text:style-name="P692">7</text:p>
          </table:table-cell>
          <table:table-cell table:style-name="TableCell693">
            <text:p text:style-name="P694">8</text:p>
          </table:table-cell>
          <table:table-cell table:style-name="TableCell695">
            <text:p text:style-name="P696">9</text:p>
          </table:table-cell>
        </table:table-row>
        <table:table-row table:style-name="TableRow697">
          <table:table-cell table:style-name="TableCell698">
            <text:p text:style-name="P699">0</text:p>
          </table:table-cell>
          <table:table-cell table:style-name="TableCell700">
            <text:p text:style-name="P701">4,5</text:p>
          </table:table-cell>
          <table:table-cell table:style-name="TableCell702">
            <text:p text:style-name="P703">1,0</text:p>
          </table:table-cell>
          <table:table-cell table:style-name="TableCell704">
            <text:p text:style-name="P705">1,3</text:p>
          </table:table-cell>
          <table:table-cell table:style-name="TableCell706">
            <text:p text:style-name="P707">1,5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</table:table-row>
        <table:table-row table:style-name="TableRow716">
          <table:table-cell table:style-name="TableCell717">
            <text:p text:style-name="P718">1</text:p>
          </table:table-cell>
          <table:table-cell table:style-name="TableCell719">
            <text:p text:style-name="P720">5</text:p>
          </table:table-cell>
          <table:table-cell table:style-name="TableCell721">
            <text:p text:style-name="P722">1,0</text:p>
          </table:table-cell>
          <table:table-cell table:style-name="TableCell723">
            <text:p text:style-name="P724">1,3</text:p>
          </table:table-cell>
          <table:table-cell table:style-name="TableCell725">
            <text:p text:style-name="P726">1,5</text:p>
          </table:table-cell>
          <table:table-cell table:style-name="TableCell727">
            <text:p text:style-name="P728">1,7</text:p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2</text:p>
          </table:table-cell>
          <table:table-cell table:style-name="TableCell738">
            <text:p text:style-name="P739">6</text:p>
          </table:table-cell>
          <table:table-cell table:style-name="TableCell740">
            <text:p text:style-name="P741">0,9</text:p>
          </table:table-cell>
          <table:table-cell table:style-name="TableCell742">
            <text:p text:style-name="P743">1,2</text:p>
          </table:table-cell>
          <table:table-cell table:style-name="TableCell744">
            <text:p text:style-name="P745">1,4</text:p>
          </table:table-cell>
          <table:table-cell table:style-name="TableCell746">
            <text:p text:style-name="P747">1,6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3</text:p>
          </table:table-cell>
          <table:table-cell table:style-name="TableCell757">
            <text:p text:style-name="P758">7</text:p>
          </table:table-cell>
          <table:table-cell table:style-name="TableCell759">
            <text:p text:style-name="P760">0,9</text:p>
          </table:table-cell>
          <table:table-cell table:style-name="TableCell761">
            <text:p text:style-name="P762">1,1</text:p>
          </table:table-cell>
          <table:table-cell table:style-name="TableCell763">
            <text:p text:style-name="P764">1,3</text:p>
          </table:table-cell>
          <table:table-cell table:style-name="TableCell765">
            <text:p text:style-name="P766">1,5</text:p>
          </table:table-cell>
          <table:table-cell table:style-name="TableCell767">
            <text:p text:style-name="P768">1,7</text:p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4</text:p>
          </table:table-cell>
          <table:table-cell table:style-name="TableCell776">
            <text:p text:style-name="P777">8</text:p>
          </table:table-cell>
          <table:table-cell table:style-name="TableCell778">
            <text:p text:style-name="P779">0,9</text:p>
          </table:table-cell>
          <table:table-cell table:style-name="TableCell780">
            <text:p text:style-name="P781">1,1</text:p>
          </table:table-cell>
          <table:table-cell table:style-name="TableCell782">
            <text:p text:style-name="P783">1,3</text:p>
          </table:table-cell>
          <table:table-cell table:style-name="TableCell784">
            <text:p text:style-name="P785">1,4</text:p>
          </table:table-cell>
          <table:table-cell table:style-name="TableCell786">
            <text:p text:style-name="P787">1,6</text:p>
          </table:table-cell>
          <table:table-cell table:style-name="TableCell788">
            <text:p text:style-name="P789">1,7</text:p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5</text:p>
          </table:table-cell>
          <table:table-cell table:style-name="TableCell795">
            <text:p text:style-name="P796">9-11</text:p>
          </table:table-cell>
          <table:table-cell table:style-name="TableCell797">
            <text:p text:style-name="P798">0,8</text:p>
          </table:table-cell>
          <table:table-cell table:style-name="TableCell799">
            <text:p text:style-name="P800">1,0</text:p>
          </table:table-cell>
          <table:table-cell table:style-name="TableCell801">
            <text:p text:style-name="P802">1,2</text:p>
          </table:table-cell>
          <table:table-cell table:style-name="TableCell803">
            <text:p text:style-name="P804">1,4</text:p>
          </table:table-cell>
          <table:table-cell table:style-name="TableCell805">
            <text:p text:style-name="P806">1,5</text:p>
          </table:table-cell>
          <table:table-cell table:style-name="TableCell807">
            <text:p text:style-name="P808">1,6</text:p>
          </table:table-cell>
          <table:table-cell table:style-name="TableCell809">
            <text:p text:style-name="P810">1,7</text:p>
          </table:table-cell>
        </table:table-row>
        <table:table-row table:style-name="TableRow811">
          <table:table-cell table:style-name="TableCell812">
            <text:p text:style-name="P813">6</text:p>
          </table:table-cell>
          <table:table-cell table:style-name="TableCell814">
            <text:p text:style-name="P815">12-15</text:p>
          </table:table-cell>
          <table:table-cell table:style-name="TableCell816">
            <text:p text:style-name="P817">0,7</text:p>
          </table:table-cell>
          <table:table-cell table:style-name="TableCell818">
            <text:p text:style-name="P819">0,9</text:p>
          </table:table-cell>
          <table:table-cell table:style-name="TableCell820">
            <text:p text:style-name="P821">1,1</text:p>
          </table:table-cell>
          <table:table-cell table:style-name="TableCell822">
            <text:p text:style-name="P823">1,3</text:p>
          </table:table-cell>
          <table:table-cell table:style-name="TableCell824">
            <text:p text:style-name="P825">1,4</text:p>
          </table:table-cell>
          <table:table-cell table:style-name="TableCell826">
            <text:p text:style-name="P827">1,5</text:p>
          </table:table-cell>
          <table:table-cell table:style-name="TableCell828">
            <text:p text:style-name="P829">1,6</text:p>
          </table:table-cell>
        </table:table-row>
        <table:table-row table:style-name="TableRow830">
          <table:table-cell table:style-name="TableCell831">
            <text:p text:style-name="P832">7</text:p>
          </table:table-cell>
          <table:table-cell table:style-name="TableCell833">
            <text:p text:style-name="P834">16-25</text:p>
          </table:table-cell>
          <table:table-cell table:style-name="TableCell835">
            <text:p text:style-name="P836">0,7</text:p>
          </table:table-cell>
          <table:table-cell table:style-name="TableCell837">
            <text:p text:style-name="P838">0,8</text:p>
          </table:table-cell>
          <table:table-cell table:style-name="TableCell839">
            <text:p text:style-name="P840">1,0</text:p>
          </table:table-cell>
          <table:table-cell table:style-name="TableCell841">
            <text:p text:style-name="P842">1,2</text:p>
          </table:table-cell>
          <table:table-cell table:style-name="TableCell843">
            <text:p text:style-name="P844">1,2</text:p>
          </table:table-cell>
          <table:table-cell table:style-name="TableCell845">
            <text:p text:style-name="P846">1,3</text:p>
          </table:table-cell>
          <table:table-cell table:style-name="TableCell847">
            <text:p text:style-name="P848">1,4</text:p>
          </table:table-cell>
        </table:table-row>
      </table:table>
      <text:p text:style-name="P849"/>
      <text:p text:style-name="P850"/>
      <text:p text:style-name="P851"/>
      <text:p text:style-name="P852"/>
      <text:p text:style-name="P853"/>
      <table:table table:style-name="Table854">
        <table:table-columns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 table:number-rows-spanned="3">
            <text:p text:style-name="P866"><text:span text:style-name="T867">№</text:span></text:p>
            <text:p text:style-name="P868">п/п</text:p>
          </table:table-cell>
          <table:table-cell table:style-name="TableCell869" table:number-rows-spanned="3">
            <text:p text:style-name="P870">Наименование темы</text:p>
          </table:table-cell>
          <table:table-cell table:style-name="TableCell871" table:number-columns-spanned="7">
            <text:p text:style-name="P872">Всего ча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3">
          <table:covered-table-cell>
            <text:p text:style-name="P874"/>
          </table:covered-table-cell>
          <table:covered-table-cell>
            <text:p text:style-name="P875"/>
          </table:covered-table-cell>
          <table:table-cell table:style-name="TableCell876" table:number-rows-spanned="2">
            <text:p text:style-name="P877">Трудоемкость</text:p>
          </table:table-cell>
          <table:table-cell table:style-name="TableCell878" table:number-columns-spanned="5">
            <text:p text:style-name="P879">Аудиторных</text:p>
          </table:table-cell>
          <table:covered-table-cell/>
          <table:covered-table-cell/>
          <table:covered-table-cell/>
          <table:covered-table-cell/>
          <table:table-cell table:style-name="TableCell880" table:number-rows-spanned="2">
            <text:p text:style-name="P881">Самостоятельных</text:p>
          </table:table-cell>
        </table:table-row>
        <table:table-row table:style-name="TableRow882">
          <table:covered-table-cell>
            <text:p text:style-name="P883"/>
          </table:covered-table-cell>
          <table:covered-table-cell>
            <text:p text:style-name="P884"/>
          </table:covered-table-cell>
          <table:covered-table-cell>
            <text:p text:style-name="P885"/>
          </table:covered-table-cell>
          <table:table-cell table:style-name="TableCell886">
            <text:p text:style-name="P887">Всего</text:p>
          </table:table-cell>
          <table:table-cell table:style-name="TableCell888">
            <text:p text:style-name="P889">Лекций</text:p>
          </table:table-cell>
          <table:table-cell table:style-name="TableCell890">
            <text:p text:style-name="P891">Практических семинаров</text:p>
          </table:table-cell>
          <table:table-cell table:style-name="TableCell892">
            <text:p text:style-name="P893">Лабораторных</text:p>
          </table:table-cell>
          <table:table-cell table:style-name="TableCell894">
            <text:p text:style-name="P895">Индивидуальных</text:p>
          </table:table-cell>
          <table:covered-table-cell>
            <text:p text:style-name="P896"/>
          </table:covered-table-cell>
        </table:table-row>
        <table:table-row table:style-name="TableRow897">
          <table:table-cell table:style-name="TableCell898" table:number-columns-spanned="9">
            <text:p text:style-name="P899"><text:span text:style-name="T900">I<text:s/></text:span><text:span text:style-name="T901"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2">
          <table:table-cell table:style-name="TableCell903">
            <text:p text:style-name="P904">1</text:p>
          </table:table-cell>
          <table:table-cell table:style-name="TableCell905">
            <text:p text:style-name="P906">Основы информационной культуры</text:p>
          </table:table-cell>
          <table:table-cell table:style-name="TableCell907">
            <text:p text:style-name="P908">26</text:p>
          </table:table-cell>
          <table:table-cell table:style-name="TableCell909">
            <text:p text:style-name="P910">4</text:p>
          </table:table-cell>
          <table:table-cell table:style-name="TableCell911">
            <text:p text:style-name="P912">2</text:p>
          </table:table-cell>
          <table:table-cell table:style-name="TableCell913">
            <text:p text:style-name="P914">-</text:p>
          </table:table-cell>
          <table:table-cell table:style-name="TableCell915">
            <text:p text:style-name="P916">-</text:p>
          </table:table-cell>
          <table:table-cell table:style-name="TableCell917">
            <text:p text:style-name="P918">2</text:p>
          </table:table-cell>
          <table:table-cell table:style-name="TableCell919">
            <text:p text:style-name="P920">22</text:p>
          </table:table-cell>
        </table:table-row>
        <table:table-row table:style-name="TableRow921">
          <table:table-cell table:style-name="TableCell922">
            <text:p text:style-name="P923">2</text:p>
          </table:table-cell>
          <table:table-cell table:style-name="TableCell924">
            <text:p text:style-name="P925">Техническая база информационных технологий</text:p>
          </table:table-cell>
          <table:table-cell table:style-name="TableCell926">
            <text:p text:style-name="P927">10</text:p>
          </table:table-cell>
          <table:table-cell table:style-name="TableCell928">
            <text:p text:style-name="P929">4</text:p>
          </table:table-cell>
          <table:table-cell table:style-name="TableCell930">
            <text:p text:style-name="P931">2</text:p>
          </table:table-cell>
          <table:table-cell table:style-name="TableCell932">
            <text:p text:style-name="P933">-</text:p>
          </table:table-cell>
          <table:table-cell table:style-name="TableCell934">
            <text:p text:style-name="P935">2</text:p>
          </table:table-cell>
          <table:table-cell table:style-name="TableCell936">
            <text:p text:style-name="P937">-</text:p>
          </table:table-cell>
          <table:table-cell table:style-name="TableCell938">
            <text:p text:style-name="P939">6</text:p>
          </table:table-cell>
        </table:table-row>
        <table:table-row table:style-name="TableRow940">
          <table:table-cell table:style-name="TableCell941">
            <text:p text:style-name="P942">3</text:p>
          </table:table-cell>
          <table:table-cell table:style-name="TableCell943">
            <text:p text:style-name="P944">Программное обеспечение<text:s/>персонального компьютера</text:p>
          </table:table-cell>
          <table:table-cell table:style-name="TableCell945">
            <text:p text:style-name="P946">64</text:p>
          </table:table-cell>
          <table:table-cell table:style-name="TableCell947">
            <text:p text:style-name="P948">12</text:p>
          </table:table-cell>
          <table:table-cell table:style-name="TableCell949">
            <text:p text:style-name="P950">4</text:p>
          </table:table-cell>
          <table:table-cell table:style-name="TableCell951">
            <text:p text:style-name="P952">-</text:p>
          </table:table-cell>
          <table:table-cell table:style-name="TableCell953">
            <text:p text:style-name="P954">6</text:p>
          </table:table-cell>
          <table:table-cell table:style-name="TableCell955">
            <text:p text:style-name="P956">2</text:p>
          </table:table-cell>
          <table:table-cell table:style-name="TableCell957">
            <text:p text:style-name="P958">52</text:p>
          </table:table-cell>
        </table:table-row>
        <table:table-row table:style-name="TableRow959">
          <table:table-cell table:style-name="TableCell960">
            <text:p text:style-name="P961"/>
          </table:table-cell>
          <table:table-cell table:style-name="TableCell962">
            <text:p text:style-name="P963">Итого: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</table:table-row>
        <table:table-row table:style-name="TableRow978">
          <table:table-cell table:style-name="TableCell979" table:number-columns-spanned="9">
            <text:p text:style-name="P980"><text:span text:style-name="T981">II</text:span><text:span text:style-name="T982"><text:s/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3">
          <table:table-cell table:style-name="TableCell984">
            <text:p text:style-name="P985">4</text:p>
          </table:table-cell>
          <table:table-cell table:style-name="TableCell986">
            <text:p text:style-name="P987">Компьютерные сети</text:p>
          </table:table-cell>
          <table:table-cell table:style-name="TableCell988">
            <text:p text:style-name="P989">18</text:p>
          </table:table-cell>
          <table:table-cell table:style-name="TableCell990">
            <text:p text:style-name="P991">4</text:p>
          </table:table-cell>
          <table:table-cell table:style-name="TableCell992">
            <text:p text:style-name="P993">2</text:p>
          </table:table-cell>
          <table:table-cell table:style-name="TableCell994">
            <text:p text:style-name="P995">-</text:p>
          </table:table-cell>
          <table:table-cell table:style-name="TableCell996">
            <text:p text:style-name="P997">2</text:p>
          </table:table-cell>
          <table:table-cell table:style-name="TableCell998">
            <text:p text:style-name="P999">-</text:p>
          </table:table-cell>
          <table:table-cell table:style-name="TableCell1000">
            <text:p text:style-name="P1001">14</text:p>
          </table:table-cell>
        </table:table-row>
        <table:table-row table:style-name="TableRow1002">
          <table:table-cell table:style-name="TableCell1003">
            <text:p text:style-name="P1004">5</text:p>
          </table:table-cell>
          <table:table-cell table:style-name="TableCell1005">
            <text:p text:style-name="P1006">Защита информации</text:p>
          </table:table-cell>
          <table:table-cell table:style-name="TableCell1007">
            <text:p text:style-name="P1008">10</text:p>
          </table:table-cell>
          <table:table-cell table:style-name="TableCell1009">
            <text:p text:style-name="P1010">2</text:p>
          </table:table-cell>
          <table:table-cell table:style-name="TableCell1011">
            <text:p text:style-name="P1012">2</text:p>
          </table:table-cell>
          <table:table-cell table:style-name="TableCell1013">
            <text:p text:style-name="P1014">-</text:p>
          </table:table-cell>
          <table:table-cell table:style-name="TableCell1015">
            <text:p text:style-name="P1016">-</text:p>
          </table:table-cell>
          <table:table-cell table:style-name="TableCell1017">
            <text:p text:style-name="P1018">-</text:p>
          </table:table-cell>
          <table:table-cell table:style-name="TableCell1019">
            <text:p text:style-name="P1020">8</text:p>
          </table:table-cell>
        </table:table-row>
        <table:table-row table:style-name="TableRow1021">
          <table:table-cell table:style-name="TableCell1022">
            <text:p text:style-name="P1023">6</text:p>
          </table:table-cell>
          <table:table-cell table:style-name="TableCell1024">
            <text:p text:style-name="P1025">Информационные системы</text:p>
          </table:table-cell>
          <table:table-cell table:style-name="TableCell1026">
            <text:p text:style-name="P1027">52</text:p>
          </table:table-cell>
          <table:table-cell table:style-name="TableCell1028">
            <text:p text:style-name="P1029">10</text:p>
          </table:table-cell>
          <table:table-cell table:style-name="TableCell1030">
            <text:p text:style-name="P1031">4</text:p>
          </table:table-cell>
          <table:table-cell table:style-name="TableCell1032">
            <text:p text:style-name="P1033">-</text:p>
          </table:table-cell>
          <table:table-cell table:style-name="TableCell1034">
            <text:p text:style-name="P1035">4</text:p>
          </table:table-cell>
          <table:table-cell table:style-name="TableCell1036">
            <text:p text:style-name="P1037">2</text:p>
          </table:table-cell>
          <table:table-cell table:style-name="TableCell1038">
            <text:p text:style-name="P1039">42</text:p>
          </table:table-cell>
        </table:table-row>
        <table:table-row table:style-name="TableRow1040">
          <table:table-cell table:style-name="TableCell1041">
            <text:p text:style-name="P1042"/>
          </table:table-cell>
          <table:table-cell table:style-name="TableCell1043">
            <text:p text:style-name="P1044">Итого:</text:p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</table:table-row>
        <table:table-row table:style-name="TableRow1059">
          <table:table-cell table:style-name="TableCell1060">
            <text:p text:style-name="P1061"/>
          </table:table-cell>
          <table:table-cell table:style-name="TableCell1062">
            <text:p text:style-name="P1063">ВСЕГО</text:p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</table:table-row>
      </table:table>
      <text:p text:style-name="P1078"/>
      <text:p text:style-name="P1079"/>
      <text:p text:style-name="P1080">Работа с формулами.</text:p>
      <table:table table:style-name="Table1081">
        <table:table-columns>
          <table:table-column table:style-name="TableColumn1082"/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p text:style-name="P1087">Вариант</text:p>
          </table:table-cell>
          <table:table-cell table:style-name="TableCell1088" table:number-columns-spanned="2">
            <text:p text:style-name="P1089">Задания</text:p>
          </table:table-cell>
          <table:covered-table-cell/>
        </table:table-row>
        <table:table-row table:style-name="TableRow1090">
          <table:table-cell table:style-name="TableCell1091" table:number-rows-spanned="4">
            <text:p text:style-name="P1092">1</text:p>
          </table:table-cell>
          <table:table-cell table:style-name="TableCell1093">
            <text:p text:style-name="P1094"><draw:frame draw:style-name="a0" text:anchor-type="as-char" svg:x="0in" svg:y="0in" svg:width="0.57292in" svg:height="0.55208in" style:rel-width="scale" style:rel-height="scale"><draw:object xlink:href="Object 1/" xlink:type="simple" xlink:show="embed" xlink:actuate="onLoad"/></draw:frame><text:span text:style-name="T1095">dx</text:span></text:p>
          </table:table-cell>
          <table:table-cell table:style-name="TableCell1096">
            <text:p text:style-name="P1097"><draw:frame draw:style-name="a1" text:anchor-type="as-char" svg:x="0in" svg:y="0in" svg:width="2.54167in" svg:height="0.5in" style:rel-width="scale" style:rel-height="scale"><draw:object xlink:href="Object 2/" xlink:type="simple" xlink:show="embed" xlink:actuate="onLoad"/></draw:frame></text:p>
          </table:table-cell>
        </table:table-row>
        <table:table-row table:style-name="TableRow1098">
          <table:covered-table-cell>
            <text:p text:style-name="P1099"/>
          </table:covered-table-cell>
          <table:table-cell table:style-name="TableCell1100">
            <text:p text:style-name="P1101"><text:span text:style-name="T1102">y’=</text:span><draw:frame draw:style-name="a2" text:anchor-type="as-char" svg:x="0in" svg:y="0in" svg:width="0.76042in" svg:height="0.38542in" style:rel-width="scale" style:rel-height="scale"><draw:object xlink:href="Object 3/" xlink:type="simple" xlink:show="embed" xlink:actuate="onLoad"/></draw:frame></text:p>
          </table:table-cell>
          <table:table-cell table:style-name="TableCell1103">
            <text:p text:style-name="P1104"><draw:frame draw:style-name="a3" text:anchor-type="as-char" svg:x="0in" svg:y="0in" svg:width="1.86458in" svg:height="0.375in" style:rel-width="scale" style:rel-height="scale"><draw:object xlink:href="Object 4/" xlink:type="simple" xlink:show="embed" xlink:actuate="onLoad"/></draw:frame></text:p>
          </table:table-cell>
        </table:table-row>
        <table:table-row table:style-name="TableRow1105">
          <table:covered-table-cell>
            <text:p text:style-name="P1106"/>
          </table:covered-table-cell>
          <table:table-cell table:style-name="TableCell1107">
            <text:p text:style-name="P1108"><text:span text:style-name="T1109">A=</text:span><draw:frame draw:style-name="a4" text:anchor-type="as-char" svg:x="0in" svg:y="0in" svg:width="0.67708in" svg:height="0.48958in" style:rel-width="scale" style:rel-height="scale"><draw:object xlink:href="Object 5/" xlink:type="simple" xlink:show="embed" xlink:actuate="onLoad"/></draw:frame></text:p>
          </table:table-cell>
          <table:table-cell table:style-name="TableCell1110">
            <text:p text:style-name="P1111"><draw:frame draw:style-name="a5" text:anchor-type="as-char" svg:x="0in" svg:y="0in" svg:width="0.20833in" svg:height="0.1875in" style:rel-width="scale" style:rel-height="scale"><draw:object xlink:href="Object 6/" xlink:type="simple" xlink:show="embed" xlink:actuate="onLoad"/></draw:frame><text:span text:style-name="T1112">=</text:span><draw:frame draw:style-name="a6" text:anchor-type="as-char" svg:x="0in" svg:y="0in" svg:width="2.20833in" svg:height="0.35417in" style:rel-width="scale" style:rel-height="scale"><draw:object xlink:href="Object 7/" xlink:type="simple" xlink:show="embed" xlink:actuate="onLoad"/></draw:frame></text:p>
          </table:table-cell>
        </table:table-row>
        <table:table-row table:style-name="TableRow1113">
          <table:covered-table-cell>
            <text:p text:style-name="P1114"/>
          </table:covered-table-cell>
          <table:table-cell table:style-name="TableCell1115">
            <text:p text:style-name="P1116"><draw:frame draw:style-name="a7" text:anchor-type="as-char" svg:x="0in" svg:y="0in" svg:width="0.69792in" svg:height="0.19792in" style:rel-width="scale" style:rel-height="scale"><draw:object xlink:href="Object 8/" xlink:type="simple" xlink:show="embed" xlink:actuate="onLoad"/></draw:frame></text:p>
          </table:table-cell>
          <table:table-cell table:style-name="TableCell1117">
            <text:p text:style-name="P1118"><text:span text:style-name="T1119">L</text:span><text:span text:style-name="T1120">=</text:span><draw:frame draw:style-name="a8" text:anchor-type="as-char" svg:x="0in" svg:y="0in" svg:width="2.54167in" svg:height="0.22917in" style:rel-width="scale" style:rel-height="scale"><draw:object xlink:href="Object 9/" xlink:type="simple" xlink:show="embed" xlink:actuate="onLoad"/></draw:frame></text:p>
          </table:table-cell>
        </table:table-row>
        <table:table-row table:style-name="TableRow1121">
          <table:table-cell table:style-name="TableCell1122" table:number-rows-spanned="4">
            <text:p text:style-name="P1123">2</text:p>
          </table:table-cell>
          <table:table-cell table:style-name="TableCell1124">
            <text:p text:style-name="P1125"><draw:frame draw:style-name="a9" text:anchor-type="as-char" svg:x="0in" svg:y="0in" svg:width="1.08333in" svg:height="0.38542in" style:rel-width="scale" style:rel-height="scale"><draw:object xlink:href="Object 10/" xlink:type="simple" xlink:show="embed" xlink:actuate="onLoad"/></draw:frame></text:p>
          </table:table-cell>
          <table:table-cell table:style-name="TableCell1126">
            <text:p text:style-name="P1127"><draw:frame draw:style-name="a10" text:anchor-type="as-char" svg:x="0in" svg:y="0in" svg:width="2.5625in" svg:height="0.39583in" style:rel-width="scale" style:rel-height="scale"><draw:object xlink:href="Object 11/" xlink:type="simple" xlink:show="embed" xlink:actuate="onLoad"/></draw:frame></text:p>
          </table:table-cell>
        </table:table-row>
        <table:table-row table:style-name="TableRow1128">
          <table:covered-table-cell>
            <text:p text:style-name="P1129"/>
          </table:covered-table-cell>
          <table:table-cell table:style-name="TableCell1130">
            <text:p text:style-name="P1131"><text:span text:style-name="T1132">F=</text:span><draw:frame draw:style-name="a11" text:anchor-type="as-char" svg:x="0in" svg:y="0in" svg:width="0.27083in" svg:height="0.375in" style:rel-width="scale" style:rel-height="scale"><draw:object xlink:href="Object 12/" xlink:type="simple" xlink:show="embed" xlink:actuate="onLoad"/></draw:frame></text:p>
          </table:table-cell>
          <table:table-cell table:style-name="TableCell1133">
            <text:p text:style-name="P1134"><draw:frame draw:style-name="a12" text:anchor-type="as-char" svg:x="0in" svg:y="0in" svg:width="1.86458in" svg:height="0.54167in" style:rel-width="scale" style:rel-height="scale"><draw:object xlink:href="Object 13/" xlink:type="simple" xlink:show="embed" xlink:actuate="onLoad"/></draw:frame></text:p>
          </table:table-cell>
        </table:table-row>
        <table:table-row table:style-name="TableRow1135">
          <table:covered-table-cell>
            <text:p text:style-name="P1136"/>
          </table:covered-table-cell>
          <table:table-cell table:style-name="TableCell1137">
            <text:p text:style-name="P1138"><text:span text:style-name="T1139">A=</text:span><draw:frame draw:style-name="a13" text:anchor-type="as-char" svg:x="0in" svg:y="0in" svg:width="0.77083in" svg:height="0.375in" style:rel-width="scale" style:rel-height="scale"><draw:object xlink:href="Object 14/" xlink:type="simple" xlink:show="embed" xlink:actuate="onLoad"/></draw:frame></text:p>
          </table:table-cell>
          <table:table-cell table:style-name="TableCell1140">
            <text:p text:style-name="P1141"><draw:frame draw:style-name="a14" text:anchor-type="as-char" svg:x="0in" svg:y="0in" svg:width="1.4375in" svg:height="0.41667in" style:rel-width="scale" style:rel-height="scale"><draw:object xlink:href="Object 15/" xlink:type="simple" xlink:show="embed" xlink:actuate="onLoad"/></draw:frame></text:p>
          </table:table-cell>
        </table:table-row>
        <table:table-row table:style-name="TableRow1142">
          <table:covered-table-cell>
            <text:p text:style-name="P1143"/>
          </table:covered-table-cell>
          <table:table-cell table:style-name="TableCell1144">
            <text:p text:style-name="P1145"><draw:frame draw:style-name="a15" text:anchor-type="as-char" svg:x="0in" svg:y="0in" svg:width="1in" svg:height="0.35417in" style:rel-width="scale" style:rel-height="scale"><draw:object xlink:href="Object 16/" xlink:type="simple" xlink:show="embed" xlink:actuate="onLoad"/></draw:frame></text:p>
          </table:table-cell>
          <table:table-cell table:style-name="TableCell1146">
            <text:p text:style-name="P1147"><draw:frame draw:style-name="a16" text:anchor-type="as-char" svg:x="0in" svg:y="0in" svg:width="1.63542in" svg:height="0.57292in" style:rel-width="scale" style:rel-height="scale"><draw:object xlink:href="Object 17/" xlink:type="simple" xlink:show="embed" xlink:actuate="onLoad"/></draw:frame></text:p>
          </table:table-cell>
        </table:table-row>
      </table:table>
      <text:p text:style-name="P1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Vladislav</dc:creator>
    <meta:creation-date>2023-09-28T11:47:00Z</meta:creation-date>
    <dc:date>2023-10-05T14:17:00Z</dc:date>
    <meta:template xlink:href="Normal.dotm" xlink:type="simple"/>
    <meta:editing-cycles>8</meta:editing-cycles>
    <meta:editing-duration>PT240S</meta:editing-duration>
    <meta:document-statistic meta:page-count="1" meta:paragraph-count="4" meta:word-count="318" meta:character-count="2131" meta:row-count="15" meta:non-whitespace-character-count="1817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∫</mml:mo>
      <mml:mrow>
        <mml:mn>0</mml:mn>
      </mml:mrow>
      <mml:mrow>
        <mml:mn>1</mml:mn>
      </mml:mrow>
    </mml:munderover>
    <mml:mrow>
      <mml:mfrac>
        <mml:mrow>
          <mml:msup>
            <mml:mrow>
              <mml:mi mathvariant="bold-italic">e</mml:mi>
            </mml:mrow>
            <mml:mrow>
              <mml:mi mathvariant="bold-italic">x</mml:mi>
            </mml:mrow>
          </mml:msup>
        </mml:mrow>
        <mml:mrow>
          <mml:mn>1</mml:mn>
          <mml:mo>+</mml:mo>
          <mml:msup>
            <mml:mrow>
              <mml:mi mathvariant="bold-italic">e</mml:mi>
            </mml:mrow>
            <mml:mrow>
              <mml:mi mathvariant="bold-italic">x</mml:mi>
            </mml:mrow>
          </mml:msup>
        </mml:mrow>
      </mml:mfrac>
    </mml:mrow>
  </mml:mrow>
</mml:math>
</file>

<file path=Object 10/content.xml><?xml version="1.0" encoding="utf-8"?>
<mml:math xmlns:mml="http://www.w3.org/1998/Math/MathML" xmlns:m="http://schemas.openxmlformats.org/officeDocument/2006/math">
  <mml:mfrac>
    <mml:mrow>
      <mml:msub>
        <mml:mrow>
          <mml:mi mathvariant="bold">Γ</mml:mi>
        </mml:mrow>
        <mml:mrow>
          <mml:mn>1</mml:mn>
        </mml:mrow>
      </mml:msub>
      <mml:mo>(</mml:mo>
      <mml:mi mathvariant="bold-italic">P</mml:mi>
      <mml:mo>∨</mml:mo>
      <mml:mi mathvariant="bold-script">Q</mml:mi>
      <mml:mo>)</mml:mo>
      <mml:msub>
        <mml:mrow>
          <mml:mi mathvariant="bold">Γ</mml:mi>
        </mml:mrow>
        <mml:mrow>
          <mml:mn>2</mml:mn>
        </mml:mrow>
      </mml:msub>
      <mml:mo>→</mml:mo>
      <mml:mo>∆</mml:mo>
    </mml:mrow>
    <mml:mrow>
      <mml:msub>
        <mml:mrow>
          <mml:mi mathvariant="bold">Γ</mml:mi>
        </mml:mrow>
        <mml:mrow>
          <mml:mn>1</mml:mn>
        </mml:mrow>
      </mml:msub>
      <mml:mi mathvariant="bold-italic">P</mml:mi>
      <mml:msub>
        <mml:mrow>
          <mml:mi mathvariant="bold">Γ</mml:mi>
        </mml:mrow>
        <mml:mrow>
          <mml:mn>2</mml:mn>
        </mml:mrow>
      </mml:msub>
    </mml:mrow>
  </mml:mfrac>
</mml:math>
</file>

<file path=Object 11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n>0,8</mml:mn>
              <mml:msup>
                <mml:mrow>
                  <mml:mi mathvariant="bold-italic">x</mml:mi>
                </mml:mrow>
                <mml:mrow>
                  <mml:mn>2</mml:mn>
                </mml:mrow>
              </mml:msup>
              <mml:mo>+</mml:mo>
              <mml:mn>2</mml:mn>
              <mml:mi>x</mml:mi>
              <mml:mi>y</mml:mi>
              <mml:mo>+</mml:mo>
              <mml:mn>1,3</mml:mn>
              <mml:msup>
                <mml:mrow>
                  <mml:mi mathvariant="bold-italic">y</mml:mi>
                </mml:mrow>
                <mml:mrow>
                  <mml:mn>2</mml:mn>
                </mml:mrow>
              </mml:msup>
              <mml:mo>+</mml:mo>
              <mml:mn>20</mml:mn>
              <mml:mi>x</mml:mi>
              <mml:mo>-</mml:mo>
              <mml:mn>15</mml:mn>
              <mml:mi>y</mml:mi>
              <mml:mo>=</mml:mo>
              <mml:mn>0</mml:mn>
            </mml:mrow>
          </mml:mtd>
        </mml:mtr>
        <mml:mtr>
          <mml:mtd>
            <mml:mrow>
              <mml:maligngroup/>
              <mml:msup>
                <mml:mrow>
                  <mml:mi mathvariant="bold-italic">e</mml:mi>
                </mml:mrow>
                <mml:mrow>
                  <mml:mn>0,6</mml:mn>
                  <mml:mi mathvariant="bold-italic">y</mml:mi>
                  <mml:mo>-</mml:mo>
                  <mml:mn>0,8</mml:mn>
                  <mml:mi mathvariant="bold-italic">x</mml:mi>
                </mml:mrow>
              </mml:msup>
              <mml:mo>-</mml:mo>
              <mml:mn>1,14</mml:mn>
              <mml:mi>x</mml:mi>
              <mml:mo>-</mml:mo>
              <mml:mn>1,52</mml:mn>
              <mml:mi>y</mml:mi>
              <mml:mo>=</mml:mo>
              <mml:mn>0</mml:mn>
            </mml:mrow>
          </mml:mtd>
        </mml:mtr>
      </mml:mtable>
    </mml:mrow>
  </mml:mfenced>
</mml:math>
</file>

<file path=Object 12/content.xml><?xml version="1.0" encoding="utf-8"?>
<mml:math xmlns:mml="http://www.w3.org/1998/Math/MathML" xmlns:m="http://schemas.openxmlformats.org/officeDocument/2006/math">
  <mml:mfrac>
    <mml:mrow>
      <mml:mi mathvariant="bold-italic">γ</mml:mi>
      <mml:msup>
        <mml:mrow>
          <mml:mi mathvariant="bold-italic">R</mml:mi>
        </mml:mrow>
        <mml:mrow>
          <mml:mn>3</mml:mn>
        </mml:mrow>
      </mml:msup>
    </mml:mrow>
    <mml:mrow>
      <mml:msup>
        <mml:mrow>
          <mml:mi mathvariant="bold-italic">r</mml:mi>
        </mml:mrow>
        <mml:mrow>
          <mml:mn>2</mml:mn>
        </mml:mrow>
      </mml:msup>
    </mml:mrow>
  </mml:mfrac>
</mml:math>
</file>

<file path=Object 13/content.xml><?xml version="1.0" encoding="utf-8"?>
<mml:math xmlns:mml="http://www.w3.org/1998/Math/MathML" xmlns:m="http://schemas.openxmlformats.org/officeDocument/2006/math">
  <mml:mi mathvariant="bold-italic">μ</mml:mi>
  <mml:mi mathvariant="bold-italic">ω</mml:mi>
  <mml:mo>=</mml:mo>
  <mml:mo>±</mml:mo>
  <mml:msqrt>
    <mml:mfrac>
      <mml:mrow>
        <mml:msub>
          <mml:mrow>
            <mml:mi mathvariant="bold-italic">ω</mml:mi>
          </mml:mrow>
          <mml:mrow>
            <mml:mn>1</mml:mn>
          </mml:mrow>
        </mml:msub>
        <mml:mfenced separators="|">
          <mml:mrow>
            <mml:mi mathvariant="bold-italic">i</mml:mi>
            <mml:mo>-</mml:mo>
            <mml:mi mathvariant="bold-italic">ω</mml:mi>
          </mml:mrow>
        </mml:mfenced>
      </mml:mrow>
      <mml:mrow>
        <mml:mi mathvariant="bold-italic">n</mml:mi>
      </mml:mrow>
    </mml:mfrac>
  </mml:msqrt>
  <mml:mo>(</mml:mo>
  <mml:mn>1</mml:mn>
  <mml:mo>-</mml:mo>
  <mml:mfrac>
    <mml:mrow>
      <mml:mi mathvariant="bold-italic">n</mml:mi>
    </mml:mrow>
    <mml:mrow>
      <mml:mi mathvariant="bold-italic">N</mml:mi>
    </mml:mrow>
  </mml:mfrac>
  <mml:mo>)</mml:mo>
</mml:math>
</file>

<file path=Object 14/content.xml><?xml version="1.0" encoding="utf-8"?>
<mml:math xmlns:mml="http://www.w3.org/1998/Math/MathML" xmlns:m="http://schemas.openxmlformats.org/officeDocument/2006/math">
  <mml:mroot>
    <mml:mrow>
      <mml:mo>-</mml:mo>
      <mml:mfrac>
        <mml:mrow>
          <mml:mi mathvariant="bold-italic">q</mml:mi>
        </mml:mrow>
        <mml:mrow>
          <mml:mn>2</mml:mn>
        </mml:mrow>
      </mml:mfrac>
      <mml:mo>+</mml:mo>
      <mml:msqrt>
        <mml:mi mathvariant="bold-italic">Q</mml:mi>
      </mml:msqrt>
    </mml:mrow>
    <mml:mrow>
      <mml:mn>3</mml:mn>
    </mml:mrow>
  </mml:mroot>
</mml:math>
</file>

<file path=Object 15/content.xml><?xml version="1.0" encoding="utf-8"?>
<mml:math xmlns:mml="http://www.w3.org/1998/Math/MathML" xmlns:m="http://schemas.openxmlformats.org/officeDocument/2006/math">
  <mml:mi mathvariant="bold-italic">f</mml:mi>
  <mml:mfenced separators="|">
    <mml:mrow>
      <mml:mi mathvariant="bold-italic">x</mml:mi>
    </mml:mrow>
  </mml:mfenced>
  <mml:mo>=</mml:mo>
  <mml:mfrac>
    <mml:mrow>
      <mml:mn>1</mml:mn>
    </mml:mrow>
    <mml:mrow>
      <mml:msqrt>
        <mml:mn>2</mml:mn>
        <mml:mi mathvariant="bold-italic">π</mml:mi>
        <mml:mi mathvariant="bold-italic">σ</mml:mi>
      </mml:msqrt>
    </mml:mrow>
  </mml:mfrac>
  <mml:msup>
    <mml:mrow>
      <mml:mi mathvariant="bold-italic">e</mml:mi>
    </mml:mrow>
    <mml:mrow>
      <mml:mfrac>
        <mml:mrow>
          <mml:msup>
            <mml:mrow>
              <mml:mo>-</mml:mo>
              <mml:mo>(</mml:mo>
              <mml:mi mathvariant="bold-italic">x</mml:mi>
              <mml:mo>-</mml:mo>
              <mml:mover accent="true">
                <mml:mrow>
                  <mml:mi mathvariant="bold-italic">x</mml:mi>
                  <mml:mo>)</mml:mo>
                </mml:mrow>
                <mml:mo>-</mml:mo>
              </mml:mover>
            </mml:mrow>
            <mml:mrow>
              <mml:mn>2</mml:mn>
            </mml:mrow>
          </mml:msup>
        </mml:mrow>
        <mml:mrow>
          <mml:mn>2</mml:mn>
          <mml:msup>
            <mml:mrow>
              <mml:mi mathvariant="bold-italic">σ</mml:mi>
            </mml:mrow>
            <mml:mrow>
              <mml:mn>2</mml:mn>
            </mml:mrow>
          </mml:msup>
        </mml:mrow>
      </mml:mfrac>
    </mml:mrow>
  </mml:msup>
</mml:math>
</file>

<file path=Object 16/content.xml><?xml version="1.0" encoding="utf-8"?>
<mml:math xmlns:mml="http://www.w3.org/1998/Math/MathML" xmlns:m="http://schemas.openxmlformats.org/officeDocument/2006/math">
  <mml:msubsup>
    <mml:mrow>
      <mml:mover accent="true">
        <mml:mrow>
          <mml:mi mathvariant="bold-italic">δ</mml:mi>
        </mml:mrow>
        <mml:mo>-</mml:mo>
      </mml:mover>
    </mml:mrow>
    <mml:mrow>
      <mml:mi mathvariant="bold-italic">x</mml:mi>
    </mml:mrow>
    <mml:mrow>
      <mml:mn>2</mml:mn>
    </mml:mrow>
  </mml:msubsup>
  <mml:mo>=</mml:mo>
  <mml:mfrac>
    <mml:mrow>
      <mml:mo>∑</mml:mo>
      <mml:mo>(</mml:mo>
      <mml:msub>
        <mml:mrow>
          <mml:mi mathvariant="bold-italic">x</mml:mi>
        </mml:mrow>
        <mml:mrow>
          <mml:mi mathvariant="bold-italic">i</mml:mi>
        </mml:mrow>
      </mml:msub>
      <mml:mo>-</mml:mo>
      <mml:mover accent="true">
        <mml:mrow>
          <mml:mi mathvariant="bold-italic">x</mml:mi>
        </mml:mrow>
        <mml:mo>-</mml:mo>
      </mml:mover>
      <mml:mo>)</mml:mo>
    </mml:mrow>
    <mml:mrow>
      <mml:mi mathvariant="bold-italic">n</mml:mi>
    </mml:mrow>
  </mml:mfrac>
</mml:math>
</file>

<file path=Object 17/content.xml><?xml version="1.0" encoding="utf-8"?>
<mml:math xmlns:mml="http://www.w3.org/1998/Math/MathML" xmlns:m="http://schemas.openxmlformats.org/officeDocument/2006/math">
  <mml:mrow>
    <mml:munderover>
      <mml:mo stretchy="false">∫</mml:mo>
      <mml:mrow>
        <mml:mi mathvariant="bold-italic">V</mml:mi>
      </mml:mrow>
      <mml:mrow/>
    </mml:munderover>
    <mml:mrow>
      <mml:mo>∇</mml:mo>
    </mml:mrow>
  </mml:mrow>
  <mml:mi mathvariant="bold-italic">F</mml:mi>
  <mml:mfenced separators="|">
    <mml:mrow>
      <mml:mi mathvariant="bold-italic">r</mml:mi>
    </mml:mrow>
  </mml:mfenced>
  <mml:mo>=</mml:mo>
  <mml:mrow>
    <mml:munderover>
      <mml:mo stretchy="false">∫</mml:mo>
      <mml:mrow/>
      <mml:mrow/>
    </mml:munderover>
    <mml:mrow>
      <mml:mi mathvariant="bold-italic">d</mml:mi>
      <mml:mi mathvariant="bold-italic">s</mml:mi>
    </mml:mrow>
  </mml:mrow>
  <mml:mo>×</mml:mo>
  <mml:mi mathvariant="bold-italic">F</mml:mi>
  <mml:mo>(</mml:mo>
  <mml:mi mathvariant="bold-italic">r</mml:mi>
  <mml:mo>)</mml:mo>
</mml:math>
</file>

<file path=Object 2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 mathvariant="bold-italic">k</mml:mi>
        <mml:mo>=</mml:mo>
        <mml:mn>1</mml:mn>
      </mml:mrow>
      <mml:mrow>
        <mml:mi mathvariant="bold-italic">∞</mml:mi>
      </mml:mrow>
    </mml:munderover>
    <mml:mrow>
      <mml:mfrac>
        <mml:mrow>
          <mml:mn>1</mml:mn>
        </mml:mrow>
        <mml:mrow>
          <mml:mi mathvariant="bold-italic">k</mml:mi>
          <mml:mfenced separators="|">
            <mml:mrow>
              <mml:mi mathvariant="bold-italic">k</mml:mi>
              <mml:mo>+</mml:mo>
              <mml:mn>1</mml:mn>
            </mml:mrow>
          </mml:mfenced>
          <mml:mfenced separators="|">
            <mml:mrow>
              <mml:mi mathvariant="bold-italic">k</mml:mi>
              <mml:mo>+</mml:mo>
              <mml:mn>2</mml:mn>
            </mml:mrow>
          </mml:mfenced>
          <mml:mo>…</mml:mo>
          <mml:mo>(</mml:mo>
          <mml:mi mathvariant="bold-italic">k</mml:mi>
          <mml:mo>+</mml:mo>
          <mml:mi mathvariant="bold-italic">m</mml:mi>
          <mml:mo>)</mml:mo>
        </mml:mrow>
      </mml:mfrac>
    </mml:mrow>
  </mml:mrow>
  <mml:mo>=</mml:mo>
  <mml:mfrac>
    <mml:mrow>
      <mml:mn>1</mml:mn>
    </mml:mrow>
    <mml:mrow>
      <mml:mi mathvariant="bold-italic">m</mml:mi>
      <mml:mi mathvariant="bold-italic">m</mml:mi>
      <mml:mo>!</mml:mo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2</mml:mn>
      <mml:mi mathvariant="bold-italic">x</mml:mi>
      <mml:msup>
        <mml:mrow>
          <mml:mi mathvariant="bold-italic">e</mml:mi>
        </mml:mrow>
        <mml:mrow>
          <mml:mi mathvariant="bold-italic">x</mml:mi>
          <mml:mi mathvariant="bold-italic">y</mml:mi>
        </mml:mrow>
      </mml:msup>
    </mml:mrow>
    <mml:mrow>
      <mml:msup>
        <mml:mrow>
          <mml:mo>(</mml:mo>
          <mml:mn>1</mml:mn>
          <mml:mo>+</mml:mo>
          <mml:msup>
            <mml:mrow>
              <mml:mi mathvariant="bold-italic">x</mml:mi>
            </mml:mrow>
            <mml:mrow>
              <mml:mn>2</mml:mn>
            </mml:mrow>
          </mml:msup>
          <mml:mo>)</mml:mo>
        </mml:mrow>
        <mml:mrow>
          <mml:mn>1</mml:mn>
          <mml:mo>+</mml:mo>
          <mml:mi mathvariant="bold-italic">x</mml:mi>
        </mml:mrow>
      </mml:msup>
    </mml:mrow>
  </mml:mfrac>
</mml:math>
</file>

<file path=Object 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n</mml:mi>
              <mml:mo>∙</mml:mo>
              <mml:msub>
                <mml:mrow>
                  <mml:mi mathvariant="bold-italic">a</mml:mi>
                </mml:mrow>
                <mml:mrow>
                  <mml:mn>0</mml:mn>
                </mml:mrow>
              </mml:msub>
              <mml:msub>
                <mml:mrow>
                  <mml:mo>+</mml:mo>
                  <mml:mi mathvariant="bold-italic">a</mml:mi>
                </mml:mrow>
                <mml:mrow>
                  <mml:mn>1</mml:mn>
                </mml:mrow>
              </mml:msub>
              <mml:mo>∙</mml:mo>
              <mml:mo>∑</mml:mo>
              <mml:mi>x</mml:mi>
              <mml:mo>=</mml:mo>
              <mml:mo>∑</mml:mo>
              <mml:mi>y</mml:mi>
            </mml:mrow>
          </mml:mtd>
        </mml:mtr>
        <mml:mtr>
          <mml:mtd>
            <mml:mrow>
              <mml:maligngroup/>
              <mml:msub>
                <mml:mrow>
                  <mml:mi mathvariant="bold-italic">a</mml:mi>
                </mml:mrow>
                <mml:mrow>
                  <mml:mn>0</mml:mn>
                </mml:mrow>
              </mml:msub>
              <mml:mo>∙</mml:mo>
              <mml:mo>∑</mml:mo>
              <mml:mi>x</mml:mi>
              <mml:mo>+</mml:mo>
              <mml:msub>
                <mml:mrow>
                  <mml:mi mathvariant="bold-italic">a</mml:mi>
                </mml:mrow>
                <mml:mrow>
                  <mml:mn>1</mml:mn>
                </mml:mrow>
              </mml:msub>
              <mml:mo>∙</mml:mo>
              <mml:mo>∑</mml:mo>
              <mml:msup>
                <mml:mrow>
                  <mml:mi mathvariant="bold-italic">x</mml:mi>
                </mml:mrow>
                <mml:mrow>
                  <mml:mn>2</mml:mn>
                </mml:mrow>
              </mml:msup>
              <mml:mo>=</mml:mo>
              <mml:mo>∑</mml:mo>
              <mml:mi>x</mml:mi>
              <mml:mo>∙</mml:mo>
              <mml:mi>y</mml:mi>
              <mml:mo>.</mml:mo>
            </mml:mrow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n>1</mml:mn>
          </mml:mtd>
          <mml:mtd>
            <mml:mn>0</mml:mn>
          </mml:mtd>
          <mml:mtd>
            <mml:mn>0</mml:mn>
          </mml:mtd>
        </mml:mtr>
        <mml:mtr>
          <mml:mtd>
            <mml:mn>1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sub>
    <mml:mrow>
      <mml:mi mathvariant="bold-italic">n</mml:mi>
    </mml:mrow>
    <mml:mrow/>
  </mml:msub>
</mml:math>
</file>

<file path=Object 7/content.xml><?xml version="1.0" encoding="utf-8"?>
<mml:math xmlns:mml="http://www.w3.org/1998/Math/MathML" xmlns:m="http://schemas.openxmlformats.org/officeDocument/2006/math">
  <mml:mfrac bevelled="true">
    <mml:mrow>
      <mml:mi mathvariant="bold-italic">N</mml:mi>
      <mml:msup>
        <mml:mrow>
          <mml:mi mathvariant="bold-italic">t</mml:mi>
        </mml:mrow>
        <mml:mrow>
          <mml:mn>2</mml:mn>
        </mml:mrow>
      </mml:msup>
      <mml:mi mathvariant="bold-italic">ω</mml:mi>
      <mml:mo>(</mml:mo>
      <mml:mn>1</mml:mn>
      <mml:mo>-</mml:mo>
      <mml:mi mathvariant="bold-italic">ω</mml:mi>
      <mml:mo>)</mml:mo>
    </mml:mrow>
    <mml:mrow>
      <mml:mi mathvariant="bold-italic">N</mml:mi>
      <mml:msubsup>
        <mml:mrow>
          <mml:mo>∆</mml:mo>
        </mml:mrow>
        <mml:mrow>
          <mml:mi mathvariant="bold-italic">ω</mml:mi>
        </mml:mrow>
        <mml:mrow>
          <mml:mn>2</mml:mn>
        </mml:mrow>
      </mml:msubsup>
      <mml:mo>+</mml:mo>
      <mml:msup>
        <mml:mrow>
          <mml:mi mathvariant="bold-italic">t</mml:mi>
        </mml:mrow>
        <mml:mrow>
          <mml:mn>2</mml:mn>
        </mml:mrow>
      </mml:msup>
      <mml:mi mathvariant="bold-italic">ω</mml:mi>
      <mml:mo>(</mml:mo>
      <mml:mn>1</mml:mn>
      <mml:mo>-</mml:mo>
      <mml:mi mathvariant="bold-italic">ω</mml:mi>
      <mml:mo>)</mml:mo>
    </mml:mrow>
  </mml:mfrac>
</mml:math>
</file>

<file path=Object 8/content.xml><?xml version="1.0" encoding="utf-8"?>
<mml:math xmlns:mml="http://www.w3.org/1998/Math/MathML" xmlns:m="http://schemas.openxmlformats.org/officeDocument/2006/math">
  <mml:mi mathvariant="bold-italic">ρ</mml:mi>
  <mml:mo>=</mml:mo>
  <mml:msub>
    <mml:mrow>
      <mml:mi mathvariant="bold-italic">ρ</mml:mi>
    </mml:mrow>
    <mml:mrow>
      <mml:mn>0</mml:mn>
    </mml:mrow>
  </mml:msub>
  <mml:msup>
    <mml:mrow>
      <mml:mi mathvariant="bold-italic">e</mml:mi>
    </mml:mrow>
    <mml:mrow>
      <mml:mi mathvariant="bold-italic">k</mml:mi>
      <mml:mi mathvariant="bold-italic">φ</mml:mi>
    </mml:mrow>
  </mml:msup>
</mml:math>
</file>

<file path=Object 9/content.xml><?xml version="1.0" encoding="utf-8"?>
<mml:math xmlns:mml="http://www.w3.org/1998/Math/MathML" xmlns:m="http://schemas.openxmlformats.org/officeDocument/2006/math">
  <mml:msqrt>
    <mml:msup>
      <mml:mrow>
        <mml:mo>(</mml:mo>
        <mml:msub>
          <mml:mrow>
            <mml:mi mathvariant="bold-italic">x</mml:mi>
          </mml:mrow>
          <mml:mrow>
            <mml:mn>1</mml:mn>
          </mml:mrow>
        </mml:msub>
        <mml:mo>-</mml:mo>
        <mml:msub>
          <mml:mrow>
            <mml:mi mathvariant="bold-italic">x</mml:mi>
          </mml:mrow>
          <mml:mrow>
            <mml:mn>2</mml:mn>
          </mml:mrow>
        </mml:msub>
        <mml:mo>)</mml:mo>
      </mml:mrow>
      <mml:mrow>
        <mml:mn>2</mml:mn>
      </mml:mrow>
    </mml:msup>
    <mml:mo>+</mml:mo>
    <mml:msup>
      <mml:mrow>
        <mml:mo>(</mml:mo>
        <mml:msub>
          <mml:mrow>
            <mml:mi mathvariant="bold-italic">y</mml:mi>
          </mml:mrow>
          <mml:mrow>
            <mml:mn>1</mml:mn>
          </mml:mrow>
        </mml:msub>
        <mml:mo>-</mml:mo>
        <mml:msub>
          <mml:mrow>
            <mml:mi mathvariant="bold-italic">y</mml:mi>
          </mml:mrow>
          <mml:mrow>
            <mml:mn>2</mml:mn>
          </mml:mrow>
        </mml:msub>
        <mml:mo>)</mml:mo>
      </mml:mrow>
      <mml:mrow>
        <mml:mn>2</mml:mn>
      </mml:mrow>
    </mml:msup>
    <mml:mo>+</mml:mo>
    <mml:msup>
      <mml:mrow>
        <mml:mo>(</mml:mo>
        <mml:msub>
          <mml:mrow>
            <mml:mi mathvariant="bold-italic">z</mml:mi>
          </mml:mrow>
          <mml:mrow>
            <mml:mn>1</mml:mn>
          </mml:mrow>
        </mml:msub>
        <mml:mo>-</mml:mo>
        <mml:msub>
          <mml:mrow>
            <mml:mi mathvariant="bold-italic">z</mml:mi>
          </mml:mrow>
          <mml:mrow>
            <mml:mn>2</mml:mn>
          </mml:mrow>
        </mml:msub>
        <mml:mo>)</mml:mo>
      </mml:mrow>
      <mml:mrow>
        <mml:mn>2</mml:mn>
      </mml:mrow>
    </mml:msup>
  </mml:msqrt>
</mml:math>
</file>